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2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2c2b6" officeooo:paragraph-rsid="0012c2b6" fo:background-color="#ff8000" style:font-size-asian="10.5pt" style:font-weight-asian="bold" style:font-size-complex="12pt" style:font-weight-complex="bold"/>
    </style:style>
    <style:style style:name="P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420db" officeooo:paragraph-rsid="001420db" fo:background-color="#ff8000" style:font-size-asian="10.5pt" style:font-weight-asian="bold" style:font-size-complex="12pt" style:font-weight-complex="bold"/>
    </style:style>
    <style:style style:name="P2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6be06" officeooo:paragraph-rsid="0016be06" fo:background-color="#ff8000" style:font-size-asian="10.5pt" style:font-weight-asian="bold" style:font-size-complex="12pt" style:font-weight-complex="bold"/>
    </style:style>
    <style:style style:name="P2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8fa26" officeooo:paragraph-rsid="0018fa26" fo:background-color="#ff8000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2c2b6" officeooo:paragraph-rsid="0012c2b6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420db" officeooo:paragraph-rsid="001420db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Bitstream Vera Sans Mono" fo:font-size="12pt" style:text-underline-style="none" fo:font-weight="normal" officeooo:rsid="0017318d" officeooo:paragraph-rsid="0017318d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Bitstream Vera Sans Mono" fo:font-size="12pt" style:text-underline-style="none" fo:font-weight="normal" officeooo:rsid="0018fa26" officeooo:paragraph-rsid="0018fa26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2pt" style:text-underline-style="none" fo:font-weight="normal" officeooo:rsid="0018fa26" officeooo:paragraph-rsid="0018fa26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34d1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34d1" officeooo:paragraph-rsid="00154ba3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54ba3" officeooo:paragraph-rsid="00154ba3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Bitstream Vera Sans Mono" fo:font-size="10pt" style:text-underline-style="none" fo:font-weight="normal" officeooo:rsid="001420db" officeooo:paragraph-rsid="001420db" fo:background-color="#5983b0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P40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41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fbdd0" fo:background-color="#ff8000" style:font-size-asian="10.5pt" style:font-weight-asian="bold" style:font-size-complex="12pt" style:font-weight-complex="bold"/>
    </style:style>
    <style:style style:name="P42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068b9" officeooo:paragraph-rsid="001068b9" fo:background-color="#ff8000" style:font-size-asian="10.5pt" style:font-weight-asian="bold" style:font-size-complex="12pt" style:font-weight-complex="bold"/>
    </style:style>
    <style:style style:name="P43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11ca3c" officeooo:paragraph-rsid="0011ca3c" fo:background-color="#ff8000" style:font-size-asian="10.5pt" style:font-weight-asian="bold" style:font-size-complex="12pt" style:font-weight-complex="bold"/>
    </style:style>
    <style:style style:name="P44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0f2f" officeooo:paragraph-rsid="000f0f2f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0fbdd0" officeooo:paragraph-rsid="000fbdd0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68b9" officeooo:paragraph-rsid="001068b9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09bf3" officeooo:paragraph-rsid="00109bf3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196a" officeooo:paragraph-rsid="0011196a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normal" officeooo:rsid="0011ca3c" officeooo:paragraph-rsid="0011ca3c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9bf3" officeooo:paragraph-rsid="00109bf3" fo:background-color="transparent" style:font-size-asian="10.5pt" style:font-weight-asian="bold" style:font-size-complex="12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5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068b9" officeooo:paragraph-rsid="001068b9" fo:background-color="transparent" style:font-size-asian="10.5pt" style:font-weight-asian="bold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11196a" officeooo:paragraph-rsid="0011196a" fo:background-color="transparent" style:font-size-asian="10.5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58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none" fo:font-weight="bold" officeooo:rsid="000fbdd0" officeooo:paragraph-rsid="000fbdd0" fo:background-color="transparent" style:font-size-asian="10.5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1ca3c" officeooo:paragraph-rsid="0011ca3c" fo:background-color="transparent" style:font-size-asian="16pt" style:font-weight-asian="bold" style:font-size-complex="16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Bitstream Vera Sans Mono" fo:font-size="16pt" style:text-underline-style="solid" style:text-underline-width="auto" style:text-underline-color="font-color" fo:font-weight="bold" officeooo:rsid="0018fa26" officeooo:paragraph-rsid="0018fa26" fo:background-color="transparent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1ca3c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8fa26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officeooo:rsid="000fbdd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00a933" loext:char-shading-value="0"/>
    </style:style>
    <style:style style:name="T12" style:family="text">
      <style:text-properties fo:background-color="#5983b0" loext:char-shading-value="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54ba3" style:font-size-asian="12pt" style:font-size-complex="12pt"/>
    </style:style>
    <style:style style:name="T15" style:family="text">
      <style:text-properties fo:font-size="12pt" fo:background-color="transparent" loext:char-shading-value="0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54ba3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14"><text:span text:style-name="T1">O guia estelar de </text:span><text:span text:style-name="T2">Git</text:span></text:p>
      <text:p text:style-name="P3">Introdução</text:p>
      <text:list xml:id="list3109046976" text:style-name="L1">
        <text:list-item>
          <text:p text:style-name="P19">Abertura</text:p>
        </text:list-item>
      </text:list>
      <text:p text:style-name="P5">Por que o git faz tanto sentido? O que ele é? Como que faz para instalar, configurar? O que siginifica commit? E mais.</text:p>
      <text:p text:style-name="P5"/>
      <text:list xml:id="list232405383390201" text:continue-numbering="true" text:style-name="L1">
        <text:list-item>
          <text:p text:style-name="P20">Porque este curso?</text:p>
        </text:list-item>
      </text:list>
      <text:p text:style-name="P6">- Modificar algo, sem perder o que tinha feito;</text:p>
      <text:p text:style-name="P6">- Salvar/arquivar seu código;</text:p>
      <text:p text:style-name="P6">- Corrompeu seu arquivo ou o computador queimou;</text:p>
      <text:p text:style-name="P6">- foi solicitada alteração, mas depois de uns meses, houve arrependimento e precisa voltar atrás.</text:p>
      <text:p text:style-name="P2"/>
      <text:p text:style-name="P17">Guias estelares</text:p>
      <text:p text:style-name="P15"><text:span text:style-name="T1">O guia estelar de </text:span><text:span text:style-name="T2">Git</text:span></text:p>
      <text:p text:style-name="P4">O que é o Git</text:p>
      <text:list xml:id="list1213493703" text:style-name="L2">
        <text:list-item>
          <text:p text:style-name="P21">Controle de versão</text:p>
        </text:list-item>
      </text:list>
      <text:p text:style-name="P6">- Registro de alterações em um ou mais arquivos;</text:p>
      <text:p text:style-name="P6">- Lembrar versões específicas mais tarde;</text:p>
      <text:p text:style-name="P6">- Reveretr para o estado anterior determinados arquivos ou um projeto inteiro;</text:p>
      <text:p text:style-name="P6">- Compare as mudanças ao longo do tempo;</text:p>
      <text:p text:style-name="P6">Veja quem modificou pela última vez algo que pode estar causando um problema;</text:p>
      <text:p text:style-name="P6">- Quem introduziu um problema ou quando;</text:p>
      <text:p text:style-name="P6">- Se você estragar tudo ou perder arquivos, você pode facilmente recuperar;</text:p>
      <text:p text:style-name="P6">- E muito mais…</text:p>
      <text:p text:style-name="P6"/>
      <text:list xml:id="list232405219596363" text:continue-numbering="true" text:style-name="L2">
        <text:list-item>
          <text:p text:style-name="P21">Tipos de controle de versão</text:p>
        </text:list-item>
      </text:list>
      <text:p text:style-name="P9">Sistemas Locais:</text:p>
      <text:p text:style-name="P7">- Copiar os arquivos para outro diretório;</text:p>
      <text:p text:style-name="P7">- Muito comum e muito simples;</text:p>
      <text:p text:style-name="P7">- Incrivelmente propensa a erros;</text:p>
      <text:p text:style-name="P7">- Fácil de sobreescrever arquivos, caso haja feito uma cópia errada.</text:p>
      <text:p text:style-name="P7"/>
      <text:p text:style-name="P10">Para superar os possíveis erros, existe o RCS – <text:span text:style-name="T3">Revision Control Systen</text:span></text:p>
      <text:p text:style-name="P7">- Ferramenta popular (antigamente) para controle de versão;</text:p>
      <text:p text:style-name="P7">- Mantém conjuntos de alterações, ou seja, as diferenças entre os arquivos;</text:p>
      <text:p text:style-name="P7">Formato especial no disco;</text:p>
      <text:p text:style-name="P7">Re-criar como qualquer arquivo se parecia em qualquer ponto no tempo, adicionado-se todas as alterações ao arquivo.</text:p>
      <text:p text:style-name="P7"/>
      <text:p text:style-name="P7">E se você precisa colaborar com desenvolvedores em outros sistemas?</text:p>
      <text:p text:style-name="P7"/>
      <text:p text:style-name="P10">Sistemas Centralizados</text:p>
      <text:p text:style-name="P7">Exemplo: CVS, Subversion e Perforce</text:p>
      <text:p text:style-name="P7">-Um único servidor que contém todos os arquivos de controle de versão;</text:p>
      <text:p text:style-name="P7">- Vários clientes usam arquivos a partir desse lugar central.</text:p>
      <text:p text:style-name="P12"/>
      <text:p text:style-name="P12">Por muitos anos, este tem sido o padrão para controle de versão.</text:p>
      <text:p text:style-name="P7"/>
      <text:p text:style-name="P10">Vantagens sobre VCSs locais:</text:p>
      <text:p text:style-name="P7">- Controle sobre atividades dos colaboradores no projeto.</text:p>
      <text:p text:style-name="P7">- Os administradores têm controle refinado sobre quem pode fazer o que;</text:p>
      <text:p text:style-name="P7">- Mais fácil de administrar um CVCS do que lidar com banco de dados locais em cada cliente.</text:p>
      <text:p text:style-name="P7"/>
      <text:p text:style-name="P10"><text:soft-page-break/>Desvantagens</text:p>
      <text:p text:style-name="P7">- Se esse servidor des problema por uma hora, durante essa hora ninguém pode colaborar ou salvar as alterações de versão para o que quer que eles estejam trabalhando.</text:p>
      <text:p text:style-name="P7">- Se o disco rígido do banco de dados central for corrompido, você perde absolutamente tudo;</text:p>
      <text:p text:style-name="P7">- Sistemas VCS locais sofrem com esse mesmo problema.</text:p>
      <text:p text:style-name="P7"/>
      <text:p text:style-name="P13">Sempre que você tenha toda a história do projeto em um único lugar, há o risco de perder tudo.</text:p>
      <text:p text:style-name="P8"/>
      <text:p text:style-name="P11">Sistemas Distribuídos</text:p>
      <text:p text:style-name="P8">Exemplo: Git, Mercurial, Bazaar ou Darcs</text:p>
      <text:p text:style-name="P8"/>
      <text:p text:style-name="P8">- Duplicar (clonar) localmente o repositório completo;</text:p>
      <text:p text:style-name="P8">- Se qualquer servidor morrer, e esses sistemas estiverem colaborando por meio dele, qualquer um dos repositórios do cliente poderá ser copiado de volta para o servidor;</text:p>
      <text:p text:style-name="P8">- Cada clone é de fato um backup completo de todos os dados;</text:p>
      <text:p text:style-name="P8">- Clientes usam o estado mais recente dos arquivos.</text:p>
      <text:p text:style-name="P8"/>
      <text:list xml:id="list232405871181741" text:continue-numbering="true" text:style-name="L2">
        <text:list-item>
          <text:p text:style-name="P22">O que é Git</text:p>
        </text:list-item>
      </text:list>
      <text:p text:style-name="P8">- Sistema de controle de versão distribuído;</text:p>
      <text:p text:style-name="P8">- Open-source;</text:p>
      <text:p text:style-name="P8">- Pontos na história: <text:span text:style-name="T3">commit</text:span> (viagem no tempo)</text:p>
      <text:p text:style-name="P8"><text:tab/>- Histórico de alterações no código;</text:p>
      <text:p text:style-name="P8"><text:tab/>- Voltar para qualquer<text:span text:style-name="T5">ponto na história</text:span></text:p>
      <text:p text:style-name="P8">- <text:span text:style-name="T5">Controlar o fluxo de novas funcionalidades:</text:span></text:p>
      <text:p text:style-name="P8"><text:tab/>- <text:span text:style-name="T5">Ramificações: </text:span><text:span text:style-name="T4">branch</text:span><text:span text:style-name="T5"> (universos paralelos);</text:span></text:p>
      <text:p text:style-name="P8"><text:tab/>- <text:span text:style-name="T5">Vários devs no mesmo projeto;</text:span></text:p>
      <text:p text:style-name="P8"><text:tab/>- <text:span text:style-name="T5">Análise e resolução de conflitos.</text:span></text:p>
      <text:p text:style-name="P8"/>
      <text:p text:style-name="P18">Guias estelares</text:p>
      <text:p text:style-name="P16"><text:span text:style-name="T1">O guia estelar de </text:span><text:span text:style-name="T2">Git</text:span></text:p>
      <text:p text:style-name="P4">Instalando o Git</text:p>
      <text:list xml:id="list959491792" text:style-name="L3">
        <text:list-item>
          <text:p text:style-name="P40">In<text:span text:style-name="T6">s</text:span>talando git no mac</text:p>
          <text:p text:style-name="P44">Homebrew – gerenciador de pacotes para o mac.</text:p>
        </text:list-item>
      </text:list>
      <text:p text:style-name="P45"/>
      <text:list xml:id="list232405379411322" text:continue-numbering="true" text:style-name="L3">
        <text:list-item>
          <text:p text:style-name="P41">In<text:span text:style-name="T6">s</text:span>talando git no <text:span text:style-name="T6">windows</text:span></text:p>
          <text:p text:style-name="P46">Entrar no site do Git e clicar no link para download e depois instalar.</text:p>
          <text:p text:style-name="P46"/>
        </text:list-item>
        <text:list-item>
          <text:p text:style-name="P41">In<text:span text:style-name="T6">s</text:span>talando git no <text:span text:style-name="T6">linux</text:span></text:p>
          <text:p text:style-name="P46">Abra o terminal e digite o seguinte comando:</text:p>
          <text:p text:style-name="P46"/>
          <text:p text:style-name="P58">$ sudo apt-get install git</text:p>
        </text:list-item>
      </text:list>
      <text:p text:style-name="P47"/>
      <text:p text:style-name="P47">Em seguida digite o seguinte comando para verificar se realmente foi instalado:</text:p>
      <text:p text:style-name="P47"/>
      <text:p text:style-name="P57">$ git--version</text:p>
      <text:p text:style-name="P47"/>
      <text:list xml:id="list232404560495744" text:continue-numbering="true" text:style-name="L3">
        <text:list-item>
          <text:p text:style-name="P42">Configuração inicial</text:p>
          <text:p text:style-name="P48">Para adicionar seu nome e e-mail digite os seguintes comandos:</text:p>
          <text:p text:style-name="P48"/>
          <text:p text:style-name="P55">$ git confi --global user.name “tthiagocarlosdev”</text:p>
        </text:list-item>
      </text:list>
      <text:p text:style-name="P54">$ git confi --global user.email “tthiagocarlos.dev@gmail.com</text:p>
      <text:p text:style-name="P49"/>
      <text:p text:style-name="P49">Para mudar de editor:</text:p>
      <text:p text:style-name="P49"/>
      <text:p text:style-name="P54">$ git config--global core editor “code -w”</text:p>
      <text:p text:style-name="P49"/>
      <text:p text:style-name="P49">Para ver as configurações:</text:p>
      <text:p text:style-name="P49"/>
      <text:p text:style-name="P54">$ git config --list</text:p>
      <text:p text:style-name="P49"/>
      <text:p text:style-name="P50">Para deixar o git colorido:</text:p>
      <text:p text:style-name="P50"/>
      <text:p text:style-name="P53">$ git config --global color.ui true</text:p>
      <text:p text:style-name="P49"/>
      <text:p text:style-name="P50"><text:span text:style-name="T18">Git config</text:span> – permite ver e atribuir variáveis de configuração como nome e e-mail. Estas variáveis podem ser armazenadas em três lugares diferentes:</text:p>
      <text:p text:style-name="P50"/>
      <text:p text:style-name="P53">$ cat /<text:span text:style-name="T7">etc</text:span><text:span text:style-name="T3">/</text:span><text:span text:style-name="T7">gitconfig</text:span></text:p>
      <text:p text:style-name="P56"><text:span text:style-name="T7">$ cat ~/.gitconfig</text:span></text:p>
      <text:p text:style-name="P56"><text:span text:style-name="T7">$ cat ~/.config/git/config:</text:span></text:p>
      <text:p text:style-name="P49"/>
      <text:p text:style-name="P51">OBS.: $ cat – para listar os arquivos dentro do diretório.</text:p>
      <text:p text:style-name="P51"/>
      <text:p text:style-name="P51"/>
      <text:list xml:id="list232405061201080" text:continue-numbering="true" text:style-name="L3">
        <text:list-item>
          <text:p text:style-name="P43">Git help</text:p>
          <text:p text:style-name="P52">$ git help – mostrará ima lista de comando do git e seus manuais.</text:p>
        </text:list-item>
      </text:list>
      <text:p text:style-name="P61">Guias estelares</text:p>
      <text:p text:style-name="P38"><text:span text:style-name="T1">O guia estelar de </text:span><text:span text:style-name="T2">Git</text:span></text:p>
      <text:p text:style-name="P59">Començando</text:p>
      <text:list xml:id="list2797758155" text:style-name="L4">
        <text:list-item>
          <text:p text:style-name="P23">Iniciando um repositórios</text:p>
        </text:list-item>
      </text:list>
      <text:p text:style-name="P27"><text:span text:style-name="T18">$ git init</text:span> – para inciar um repositório no Git</text:p>
      <text:p text:style-name="P27"/>
      <text:list xml:id="list232405029582526" text:continue-numbering="true" text:style-name="L4">
        <text:list-item>
          <text:p text:style-name="P23">O Git guarda o histórico do projeto</text:p>
        </text:list-item>
      </text:list>
      <text:p text:style-name="P27"/>
      <text:list xml:id="list232406525212580" text:continue-numbering="true" text:style-name="L4">
        <text:list-item>
          <text:p text:style-name="P24">Git log</text:p>
        </text:list-item>
      </text:list>
      <text:p text:style-name="P28"><text:span text:style-name="T18">$ git log</text:span> – para saber toda a história daquele repositório.</text:p>
      <text:p text:style-name="P28"/>
      <text:p text:style-name="P33">commit <text:span text:style-name="T8">ab65a0b71835507fb4407cafca5f54ac53ac6dc6</text:span> (<text:span text:style-name="T9">HEAD -&gt; main, origin/main</text:span>)</text:p>
      <text:p text:style-name="P33">Author: <text:span text:style-name="T10">tthiagocarlosdev &lt;tthiagocarlos.dev@gmail.com&gt;</text:span></text:p>
      <text:p text:style-name="P33">Date: <text:s text:c="2"/><text:span text:style-name="T12">Thu Apr 1 21:27:17 2021 -0300</text:span></text:p>
      <text:p text:style-name="P33"/>
      <text:p text:style-name="P33"><text:s text:c="4"/><text:span text:style-name="T11">instalando o git</text:span></text:p>
      <text:p text:style-name="P33"/>
      <text:p text:style-name="P33"><text:span text:style-name="T8">ab65a0b71835507fb4407cafca5f54ac53ac6dc6</text:span><text:span text:style-name="T13"> – nome do commit;</text:span></text:p>
      <text:p text:style-name="P33"><text:span text:style-name="T9">HEAD -&gt; main, origin/main</text:span><text:span text:style-name="T13"> – onde que se encontra;</text:span></text:p>
      <text:p text:style-name="P33"><text:span text:style-name="T10">tthiagocarlosdev &lt;</text:span><text:a xlink:type="simple" xlink:href="mailto:tthiagocarlos.dev@gmail.com" text:style-name="Internet_20_link" text:visited-style-name="Visited_20_Internet_20_Link"><text:span text:style-name="T10">tthiagocarlos.dev@gmail.com</text:span></text:a><text:span text:style-name="T10">&gt;</text:span><text:span text:style-name="T13"> - nome e e-mail do autor;</text:span></text:p>
      <text:p text:style-name="P37">Thu Apr 1 21:27:17 2021 -0300<text:span text:style-name="T15"> – a data em que foi realizado;</text:span></text:p>
      <text:p text:style-name="P33"><text:span text:style-name="T11">instalando o git</text:span><text:span text:style-name="T13"> – o comentário do commit.</text:span></text:p>
      <text:p text:style-name="P33"><text:span text:style-name="T13"/></text:p>
      <text:p text:style-name="P34"><text:span text:style-name="T16">$ git log --oneline</text:span><text:span text:style-name="T13"> – apresenta os mesmo dados de cima de forma resumida.</text:span></text:p>
      <text:p text:style-name="P34"><text:span text:style-name="T13"/></text:p>
      <text:p text:style-name="P34"><text:span text:style-name="T16">$ git log -n 5</text:span><text:span text:style-name="T13"> – para apresentar o log dos últimos 5 commit’s.qualquer número que for colocado será apresentado a quantidade de commit’s.</text:span></text:p>
      <text:p text:style-name="P34"><text:span text:style-name="T13"/></text:p>
      <text:p text:style-name="P34"><text:span text:style-name="T16">$ git log --since=2020-10-01</text:span><text:span text:style-name="T13"> – para apresentar todos os commit’s da quele repositório a partir da data colocada.</text:span></text:p>
      <text:p text:style-name="P34"><text:span text:style-name="T13"/></text:p>
      <text:p text:style-name="P34"><text:span text:style-name="T16">$ git log --until=2020-10-01</text:span><text:span text:style-name="T13"> – para apresentar todos os commit’s da quele repositório anteriores a data colocada.</text:span></text:p>
      <text:p text:style-name="P34"><text:span text:style-name="T13"/></text:p>
      <text:p text:style-name="P35"><text:span text:style-name="T16">$ git log --</text:span><text:span text:style-name="T17">author</text:span><text:span text:style-name="T16">=</text:span><text:span text:style-name="T17">nome do autor</text:span><text:span text:style-name="T14"> - para filtrar pelo autor.</text:span></text:p>
      <text:p text:style-name="P35"><text:span text:style-name="T14"/></text:p>
      <text:p text:style-name="P36"><text:span text:style-name="T16">$ git log --grep=”comentário do commit”</text:span><text:span text:style-name="T13"> - para filtrar por comentários do commit.</text:span></text:p>
      <text:p text:style-name="P36"><text:span text:style-name="T13"/></text:p>
      <text:list xml:id="list232406123057654" text:continue-numbering="true" text:style-name="L4">
        <text:list-item>
          <text:p text:style-name="P25">O primeiro commit</text:p>
        </text:list-item>
      </text:list>
      <text:p text:style-name="P29"><text:span text:style-name="T18">$ touch file.txt</text:span> – para criar um arquivo de texto de nome file, dentro do diretório local.</text:p>
      <text:p text:style-name="P29"><text:span text:style-name="T18">$ nano file.txt</text:span> – para abri o arquivo file.txt no editor de texto do terminal.</text:p>
      <text:p text:style-name="P29"><text:span text:style-name="T18">$ cat file.txt</text:span> – para visualizar o conteúdo do arquivo file.txt na tela do terminal.</text:p>
      <text:p text:style-name="P30"><text:span text:style-name="T18">$ git add .</text:span> – para adicionar todos os arquivos do repositório local.</text:p>
      <text:p text:style-name="P30"><text:span text:style-name="T18">$ git commit -m “mensagem”</text:span> – para marcar um ponto na história e adicionar um comentário.</text:p>
      <text:p text:style-name="P31"><text:soft-page-break/>Com o <text:span text:style-name="T18">git add</text:span> no adicionamos mudanças e com o <text:span text:style-name="T18">git commit</text:span> marcamos o ponto dessas mudanças.</text:p>
      <text:p text:style-name="P30"/>
      <text:p text:style-name="P62">Guias estelares</text:p>
      <text:p text:style-name="P39"><text:span text:style-name="T1">O guia estelar de </text:span><text:span text:style-name="T2">Git</text:span></text:p>
      <text:p text:style-name="P60">Conceitos</text:p>
      <text:list xml:id="list196505585" text:style-name="L5">
        <text:list-item>
          <text:p text:style-name="P26">Estágios do arquivo</text:p>
        </text:list-item>
      </text:list>
      <text:p text:style-name="P32"/>
      <text:p text:style-name="P32"/>
      <text:list xml:id="list232404527213369" text:continue-numbering="true" text:style-name="L5"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4-01T23:24:04.356886927</dc:date>
    <meta:editing-duration>PT1H16M30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7" meta:paragraph-count="128" meta:word-count="1032" meta:character-count="6158" meta:non-whitespace-character-count="5249"/>
  </office:meta>
</office:document-meta>
</file>